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7in"/>
    </style:style>
    <style:style style:name="co2" style:family="table-column">
      <style:table-column-properties fo:break-before="auto" style:column-width="0.7417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2.6008in"/>
    </style:style>
    <style:style style:name="co5" style:family="table-column">
      <style:table-column-properties fo:break-before="auto" style:column-width="12.3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3.0055in" fo:break-before="auto" style:use-optimal-row-height="true"/>
    </style:style>
    <style:style style:name="ro4" style:family="table-row">
      <style:table-row-properties style:row-height="1.8445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cc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ccffcc" style:vertical-align="top"/>
      <style:text-properties style:use-window-font-color="true"/>
    </style:style>
    <style:style style:name="ce4" style:family="table-cell" style:parent-style-name="Default" style:data-style-name="N100">
      <style:table-cell-properties style:vertical-align="top"/>
    </style:style>
    <style:style style:name="ce5" style:family="table-cell" style:parent-style-name="Default">
      <style:table-cell-properties fo:background-color="#ccffcc"/>
      <style:text-properties style:use-window-font-color="true"/>
    </style:style>
  </office:automatic-styles>
  <office:body>
    <office:spreadsheet>
      <table:table table:name="Sheet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5" table:default-cell-style-name="ce2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afe-mode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return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5"/>
          <table:table-cell table:number-columns-repeated="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lp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command]</text:p>
          </table:table-cell>
          <table:table-cell/>
          <table:table-cell office:value-type="string" calcext:value-type="string">
            <text:p>List commands, or get help for a comm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top noocoin serv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count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blocks in the longest block chai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number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Deprecated. <text:s/>Use getblockcou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connectioncount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he number of connections to other node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peerinfo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ata about each connected network nod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difficulty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difficulty as a multiple of the minimum difficult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generate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true or false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generate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generate&gt;</text:p>
            <text:p>[genproclimit]</text:p>
          </table:table-cell>
          <table:table-cell/>
          <table:table-cell office:value-type="string" calcext:value-type="string">
            <text:p>&lt;generate&gt; is true or false to turn generation on or off.</text:p>
            <text:p>Generation is limited to [genproclimit] processors, -1 is unlimi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hashespersec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hashes per second performance measurement while generat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networkghps</text:p>
          </table:table-cell>
          <table:table-cell table:style-name="ce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Returns a recent Ghash/second network mining estimat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tinfo</text:p>
          </table:table-cell>
          <table:table-cell table:style-name="ce4" office:value-type="string" calcext:value-type="string">
            <text:p>true</text:p>
          </table:table-cell>
          <table:table-cell/>
          <table:table-cell office:value-type="string" calcext:value-type="string">
            <text:p>version =&gt; "v0.4.0.0-unk-beta"</text:p>
            <text:p>protocolversion =&gt; 60004</text:p>
            <text:p>walletversion =&gt; 60000</text:p>
            <text:p>balance =&gt; 29143483.71000000</text:p>
            <text:p>unconfirmed =&gt; 00000000.00000000</text:p>
            <text:p>newmint =&gt; 4223524.60000000</text:p>
            <text:p>stake =&gt; 4950.85000000</text:p>
            <text:p>*blocks =&gt; 6648</text:p>
            <text:p>moneysupply =&gt; 33376966.90000000</text:p>
            <text:p>connections =&gt; 0</text:p>
            <text:p>proxy =&gt; ""</text:p>
            <text:p>ip =&gt; "0.0.0.0"</text:p>
            <text:p>*difficulty =&gt; 0.00755887</text:p>
            <text:p>*testnet =&gt; false</text:p>
            <text:p>keypoololdest =&gt; 1402985585</text:p>
            <text:p>keypoolsize =&gt; 108</text:p>
            <text:p>paytxfee =&gt; 0.01000000</text:p>
            <text:p>*errors =&gt; ""</text:p>
          </table:table-cell>
          <table:table-cell office:value-type="string" calcext:value-type="string">
            <text:p>Returns an object containing various state info.</text:p>
            <text:p>Balance = total spendable balance</text:p>
            <text:p>Unconfirmed = balance that has 0 confirmations</text:p>
            <text:p>NewMint = balance minted from coinbase</text:p>
            <text:p>Stake = balance minted from coinstak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tmininginfo</text:p>
          </table:table-cell>
          <table:table-cell table:style-name="ce4" office:value-type="string" calcext:value-type="string">
            <text:p>true</text:p>
          </table:table-cell>
          <table:table-cell/>
          <table:table-cell office:value-type="string" calcext:value-type="string">
            <text:p>*blocks =&gt; 6648</text:p>
            <text:p>currentblocksize =&gt; 0</text:p>
            <text:p>currentblocktx =&gt; 0</text:p>
            <text:p>*difficulty =&gt; 0.00755887</text:p>
            <text:p>*errors =&gt; ""</text:p>
            <text:p>generate =&gt; true</text:p>
            <text:p>genproclimit =&gt; -1</text:p>
            <text:p>hashespersec =&gt; 0</text:p>
            <text:p>networkghps =&gt; 0.00007498</text:p>
            <text:p>pooledtx =&gt; 0</text:p>
            <text:p>*testnet =&gt; false</text:p>
          </table:table-cell>
          <table:table-cell office:value-type="string" calcext:value-type="string">
            <text:p>Returns an object containing mining-related information.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etnewaddress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account]</text:p>
          </table:table-cell>
          <table:table-cell/>
          <table:table-cell office:value-type="string" calcext:value-type="string">
            <text:p>Returns a new noocoin address for receiving payments.</text:p>
            <text:p>If [account] is specified (recommended), it is added to the address book</text:p>
            <text:p>So payments received with the address will be credited to [account]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ccountaddress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current noocoin address for receiving payments to this account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taccount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noocoinaddress&gt;</text:p>
            <text:p>&lt;account&gt;</text:p>
          </table:table-cell>
          <table:table-cell/>
          <table:table-cell office:value-type="string" calcext:value-type="string">
            <text:p>Sets the account associated with the given addre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ccount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noocoinaddress&gt;</text:p>
          </table:table-cell>
          <table:table-cell/>
          <table:table-cell office:value-type="string" calcext:value-type="string">
            <text:p>Returns the account associated with the given addres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addressesbyaccount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&lt;account&gt;</text:p>
          </table:table-cell>
          <table:table-cell/>
          <table:table-cell office:value-type="string" calcext:value-type="string">
            <text:p>Returns the list of addresses for the given account.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endtoaddress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noocoinaddress&gt;</text:p>
            <text:p>&lt;amount&gt;</text:p>
            <text:p>[comment]</text:p>
            <text:p>[comment-to]</text:p>
          </table:table-cell>
          <table:table-cell/>
          <table:table-cell office:value-type="string" calcext:value-type="string">
            <text:p>&lt;amount&gt; is a real and is rounded to the nearest 0.000001 requires wallet</text:p>
            <text:p>Passphrase to be set with walletpassphrase first if encryp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receivedby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eivedbyaccoun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receivedby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receivedbyaccoun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upwallet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poolrefill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passphrase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passphrasechan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etlock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ryptwalle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teaddress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balanc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[account]</text:p>
            <text:p>[minconf=1]</text:p>
          </table:table-cell>
          <table:table-cell/>
          <table:table-cell office:value-type="string" calcext:value-type="string">
            <text:p>If [account] is not specified, returns the server's total available balance.</text:p>
            <text:p>If [account] is specified, returns the balance in the account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mov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fromaccount&gt;</text:p>
            <text:p>&lt;toaccount&gt;</text:p>
            <text:p>&lt;amount&gt;</text:p>
            <text:p>[minconf=1]</text:p>
            <text:p>[comment]</text:p>
          </table:table-cell>
          <table:table-cell/>
          <table:table-cell office:value-type="string" calcext:value-type="string">
            <text:p>Move from one account in your wallet to another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dfrom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man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multisigaddres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blockhash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transaction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transaction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mess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fymess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twork</text:p>
          </table:table-cell>
          <table:table-cell table:style-name="ce4" office:value-type="string" calcext:value-type="string">
            <text:p>true</text:p>
          </table:table-cell>
          <table:table-cell office:value-type="string" calcext:value-type="string">
            <text:p>[data]</text:p>
          </table:table-cell>
          <table:table-cell/>
          <table:table-cell office:value-type="string" calcext:value-type="string">
            <text:p>If [data] is not specified, returns formatted hash data to work on.</text:p>
            <text:p>If [data] is specified, tries to solve the block and returns true if it was successful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staccount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ttxfe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amount&gt;</text:p>
          </table:table-cell>
          <table:table-cell/>
          <table:table-cell office:value-type="string" calcext:value-type="string">
            <text:p>&lt;amount&gt; is a real and is rounded to 0.01 (cent)</text:p>
            <text:p>Minimum and default transaction fee per KB is 1 c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blocktemplate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it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sinceblock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pprivke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privkey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heckpoint</text:p>
          </table:table-cell>
          <table:table-cell table:style-name="ce4" office:value-type="string" calcext:value-type="string">
            <text:p>true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eservebalanc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reserve&gt;</text:p>
            <text:p>[amount]</text:p>
          </table:table-cell>
          <table:table-cell/>
          <table:table-cell office:value-type="string" calcext:value-type="string">
            <text:p>&lt;reserve&gt; is true or false to turn balance reserve on or off.</text:p>
            <text:p>&lt;amount&gt; is a real and rounded to cent.</text:p>
            <text:p>Set reserve amount not participating in network protection.</text:p>
            <text:p>If no parameters provided current setting is print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wallet</text:p>
          </table:table-cell>
          <table:table-cell table:style-name="ce4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Check wallet for integrit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pairwallet</text:p>
          </table:table-cell>
          <table:table-cell table:style-name="ce4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Repair wallet if checkwallet reports any problem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keypair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alert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ocoin</text:p>
          </table:table-cell>
          <table:table-cell table:style-name="ce3" table:number-columns-repeated="1019"/>
          <table:table-cell table:style-name="ce5" table:number-columns-repeated="4"/>
        </table:table-row>
        <table:table-row table:style-name="ro1">
          <table:table-cell office:value-type="string" calcext:value-type="string">
            <text:p>getcoinage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office:value-type="string" calcext:value-type="string">
            <text:p>submitvote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payment curve&gt;</text:p>
            <text:p>&lt;tick count&gt;</text:p>
            <text:p>&lt;api-id&gt;</text:p>
          </table:table-cell>
          <table:table-cell office:value-type="string" calcext:value-type="string">
            <text:p>hash of trsult transaction or "" if failed??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bmitwork</text:p>
          </table:table-cell>
          <table:table-cell table:style-name="ce4" office:value-type="string" calcext:value-type="string">
            <text:p>false</text:p>
          </table:table-cell>
          <table:table-cell office:value-type="string" calcext:value-type="string">
            <text:p>&lt;payment&gt;</text:p>
            <text:p>&lt;tick-index&gt;</text:p>
            <text:p>&lt;hex data&gt;</text:p>
            <text:p>&lt;api-id&gt;</text:p>
          </table:table-cell>
          <table:table-cell office:value-type="string" calcext:value-type="string">
            <text:p>hash of trsult transaction or "" if failed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api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winners</text:p>
          </table:table-cell>
          <table:table-cell table:style-name="ce4" office:value-type="string" calcext:value-type="string">
            <text:p>false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15:33:29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7M44S</meta:editing-duration>
    <meta:editing-cycles>15</meta:editing-cycles>
    <meta:generator>LibreOffice/4.2.4.2$Windows_x86 LibreOffice_project/63150712c6d317d27ce2db16eb94c2f3d7b699f8</meta:generator>
    <dc:date>2014-07-05T18:03:13.225000000</dc:date>
    <dc:creator>Wil Bown</dc:creator>
    <meta:document-statistic meta:table-count="1" meta:cell-count="171" meta:object-count="0"/>
    <meta:user-defined meta:name="Info 1"/>
    <meta:user-defined meta:name="Info 2"/>
    <meta:user-defined meta:name="Info 3"/>
    <meta:user-defined meta:name="Info 4"/>
  </office:meta>
</office:document-meta>
</file>